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Sans" fo:font-size="11pt" style:font-size-asian="11pt" style:font-size-complex="11pt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text-properties fo:color="#0000ff" style:font-name="Arial" fo:font-size="10pt" style:font-size-asian="10pt" style:font-size-complex="10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name="Arial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3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bold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size="12pt"/>
    </style:style>
    <style:style style:name="T5" style:family="text">
      <style:text-properties style:text-position="super 58%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0pt" style:font-size-asian="10pt" style:font-size-complex="10pt"/>
    </style:style>
    <style:style style:name="T12" style:family="text">
      <style:text-properties fo:color="#000000" style:font-name="Arial" fo:font-weight="normal" style:font-weight-asian="normal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ff"/>
    </style:style>
    <style:style style:name="T15" style:family="text">
      <style:text-properties fo:color="#0000ff" style:font-name="Arial" fo:font-size="10pt" style:font-size-asian="10pt" style:font-size-complex="10pt"/>
    </style:style>
    <style:style style:name="T16" style:family="text">
      <style:text-properties fo:color="#004586" fo:font-size="20pt" style:font-size-asian="20pt" style:font-size-complex="20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style:font-name="Times New Roman1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6">FISL </text:span><text:span text:style-name="T16">na Escola: evento abre inscrições para propostas educacionais com o uso de software livre</text:span></text:p>
      <text:p text:style-name="P4">Projetos podem ser enviados a<text:span text:style-name="T9">té </text:span><text:span text:style-name="T9">07/06</text:span><text:span text:style-name="T9"> p</text:span>ara o Grupo de Trabalho em Educação do Fórum Internacional Software Livre (fisl14). O evento acontece entre os dias 3 e 6 de julho no Centro de Eventos da PUCRS, em Porto Alegre. </text:p>
      <text:p text:style-name="P5"><text:span text:style-name="T13">Até </text:span><text:span text:style-name="T13">07</text:span><text:span text:style-name="T13"> de </text:span><text:span text:style-name="T13">junho</text:span><text:span text:style-name="T13">,</text:span><text:span text:style-name="T17"> </text:span>escolas de todo o Brasil poderão inscrever trabalhos e projetos que promovam a utilização de software livre, para serem apresentados na 14<text:span text:style-name="T5">a</text:span> edição do Fórum Internacional Software Livre (fisl14). </text:p>
      <text:p text:style-name="P5">Cada escola selecionada entrará na programação do evento, junto com dois ou três palestrantes presentes em Porto Alegre, para uma interação à distância. <text:span text:style-name="T4">O FISL na Escola é uma realização da ASL com apoio da Diretoria de Software do grupo Texto Livre, responsável pela equipe técnica desta programação.</text:span> As escolas deverão encaminhar suas propostas até o <text:span text:style-name="T13">dia </text:span><text:span text:style-name="T13">07/06</text:span><text:span text:style-name="T13"> para</text:span> o e-mail <text:a xlink:type="simple" xlink:href="mailto:escola@asl.org.br">escola@asl.org.br</text:a>.</text:p>
      <text:p text:style-name="P5">Durante 20 minutos, a escola transmitirá uma atividade via internet – qualquer uma que possa ser filmada e que seja representativa do trabalho realizado na escola – para o evento e, em seguida, será aberta uma linha para debate, inciando-se com uma análise da atividade pelos palestrantes convidados. Os 20 minutos finais serão reservados para interação dos alunos e professores da escola com o público do fisl14.</text:p>
      <text:p text:style-name="P8"><text:span text:style-name="T6">O GT Educação </text:span><text:span text:style-name="T6">formará</text:span><text:span text:style-name="T6"> uma comissão para escolha das escolas participantes. Os critérios de seleção </text:span><text:span text:style-name="T6">terão como foco o </text:span><text:span text:style-name="T6">mérito da atividade desenvolvida na escola como exemplo de utilização do software livre com fins educacionais, </text:span><text:span text:style-name="T6">a</text:span><text:span text:style-name="T6"> distribuição das escolas pelo país, </text:span><text:span text:style-name="T6">a</text:span><text:span text:style-name="T6"> disponibilidade técnica da escola para o evento, cujos detalhes serão conversados com a comissão durante o processo de seleção, tendo em vista garantir a oportunidade de participação mesmo para escolas com pouca disponibilidade de recursos técnicos.</text:span></text:p>
      <text:p text:style-name="P8"><text:span text:style-name="T6">Mais informações podem ser obtidas por meio do link: </text:span><text:a xlink:type="simple" xlink:href="http://va.mu/cV3m" office:target-frame-name="_blank" xlink:show="new"><text:span text:style-name="T18">http://va.mu/cV3m</text:span></text:a><text:span text:style-name="T6"> </text:span><text:span text:style-name="T12">ou com a coordenadora do GT Educação do fisl14, Ana Cristina Matte, pelo e-mail </text:span><text:a xlink:type="simple" xlink:href="mailto:acris@textolivre.org">acris@textolivre.org</text:a></text:p>
      <text:p text:style-name="P12"/>
      <text:p text:style-name="P9"/>
      <text:p text:style-name="P8"><text:span text:style-name="Strong_20_Emphasis"><text:span text:style-name="T10">S</text:span></text:span><text:span text:style-name="Strong_20_Emphasis"><text:span text:style-name="T10">obre o Fórum Internacional Software Livre (fisl)</text:span></text:span></text:p>
      <text:p text:style-name="P11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2"><text:span text:style-name="Strong_20_Emphasis"><text:span text:style-name="T7">As inscrições para participantes já estão abertas. Os ingressos custam de R$ 50 a R$ 280 e podem ser feitos através do site do evento (</text:span></text:span><text:a xlink:type="simple" xlink:href="http://www.fisl.org.br/"><text:span text:style-name="Strong_20_Emphasis">http://www.fisl.org.br</text:span></text:a><text:span text:style-name="Strong_20_Emphasis"><text:span text:style-name="T7">).</text:span></text:span></text:p>
      <text:p text:style-name="Standard"><text:span text:style-name="Strong_20_Emphasis"><text:span text:style-name="T11"/></text:span></text:p>
      <text:p text:style-name="Standard"><text:span text:style-name="Strong_20_Emphasis"><text:span text:style-name="T11">Porto Alegre, </text:span></text:span><text:span text:style-name="Strong_20_Emphasis"><text:span text:style-name="T11">27 de maio</text:span></text:span><text:span text:style-name="Strong_20_Emphasis"><text:span text:style-name="T11"> de 2013</text:span></text:span></text:p>
      <text:p text:style-name="Text_20_body"><text:span text:style-name="Strong_20_Emphasis"><text:span text:style-name="T11"/></text:span></text:p>
      <text:p text:style-name="P13"><text:soft-page-break/><text:span text:style-name="T1">Núcleo de Atendimento 1</text:span><text:span text:style-name="T1">4</text:span><text:span text:style-name="T1">° Fórum Internacional Software Livre</text:span><text:span text:style-name="T3"><text:line-break/></text:span><text:span text:style-name="T2">Coordenação: </text:span><text:span text:style-name="T2">Livia Araujo</text:span><text:span text:style-name="T2"> – </text:span><text:span text:style-name="T2">livia</text:span><text:span text:style-name="T2">@enfato.com.br –</text:span><text:span text:style-name="T2"> 51 8151.</text:span><text:span text:style-name="T2">9026</text:span><text:span text:style-name="T3"><text:line-break/>Direção:Mariana Turkenicz– mariana@enfato.com.br – 51 8121.7062<text:line-break/></text:span></text:p>
      <text:p text:style-name="P13"><text:span text:style-name="T1">Enfato </text:span><text:span text:style-name="T1">multicomunicação</text:span></text:p>
      <text:p text:style-name="P10">+55 (51) 30.261.261</text:p>
      <text:p text:style-name="Text_20_body"><text:a xlink:type="simple" xlink:href="http://www.enfato.com.br/"><text:span text:style-name="T15">www.enfato.com.br</text:span></text:a><text:span text:style-name="T8"> </text:span></text:p>
      <text:p text:style-name="Text_20_body"><text:span text:style-name="T8">Twitter: </text:span><text:a xlink:type="simple" xlink:href="http://www.twitter.com/enfato"><text:span text:style-name="T15">@enfato</text:span></text:a></text:p>
      <text:p text:style-name="P10">Facebook: <text:span text:style-name="T14">enfatomulticomunicacao</text:span></text:p>
      <text:p text:style-name="P7">Empresa filiada à Abracom</text:p>
      <text:p text:style-name="P1"><text:s/>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1:45:13.62</meta:creation-date>
    <dc:date>2013-06-07T11:48:51.07</dc:date>
    <meta:editing-duration>PT1H49M40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19" meta:word-count="526" meta:character-count="3415" meta:non-whitespace-character-count="2901"/>
  </office:meta>
</office:document-meta>
</file>